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62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Free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Vetores<text:line-break/>Array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2][3];</text:span></text:p>
                  </text:list-item>
                  <text:list-item>
                    <text:p>2 linhas e 3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5">int</text:span><text:span text:style-name="T16"> vs[2][3] = { {1,2,3},{4,5,6} };</text:span></text:p>
                <text:p xml:id="id11" text:id="id11"><text:span text:style-name="T15">printf</text:span><text:span text:style-name="T16">(“%d %d\n”, vs[0][1], vs[1][0]);</text:span></text:p>
                <text:p xml:id="id12" text:id="id12"><text:span text:style-name="T15">printf</text:span><text:span text:style-name="T16">(“%p %p\n”, &amp;vs, &amp;vs[0][0]);</text:span></text:p>
                <text:p xml:id="id13" text:id="id13"><text:span text:style-name="T15">printf</text:span><text:span text:style-name="T16">(“%p\n”, <text:s text:c="8"/>&amp;vs[0][1]);</text:span></text:p>
                <text:p xml:id="id14" text:id="id14"><text:span text:style-name="T15">printf</text:span><text:span text:style-name="T16">(“%p\n”, <text:s text:c="8"/>&amp;vs[1][0]);</text:span></text:p>
                <text:p><text:span text:style-name="T16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array bidimensional <text:span text:style-name="T13">arr</text:span> de inteiros, a quantidade de linhas <text:span text:style-name="T13">l</text:span>, a quantidade <text:span text:style-name="T13">c</text:span> de colunas, e preencha o array com <text:span text:style-name="T13">l*c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array bidimensional <text:span text:style-name="T13">arr</text:span>, a quantidade de linhas <text:span text:style-name="T13">l</text:span>, a quantidade de colunas <text:span text:style-name="T13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2</meta:editing-cycles>
    <meta:editing-duration>P59DT1H6S</meta:editing-duration>
    <meta:initial-creator>chico </meta:initial-creator>
    <dc:date>2018-06-06T12:33:11.652416445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